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officeooo:rsid="001d5d4c" officeooo:paragraph-rsid="001d5d4c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bold" officeooo:rsid="001d5d4c" officeooo:paragraph-rsid="001d5d4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1d5d4c" officeooo:paragraph-rsid="001d5d4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d5d4c" officeooo:paragraph-rsid="001d6a1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d5d4c" officeooo:paragraph-rsid="002625c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d5d4c" officeooo:paragraph-rsid="001de07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20f02b" officeooo:paragraph-rsid="0020f02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217c66" officeooo:paragraph-rsid="00217c6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26cf1f" officeooo:paragraph-rsid="0026cf1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26cf1f" officeooo:paragraph-rsid="001d5d4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bold" officeooo:rsid="001d5d4c" officeooo:paragraph-rsid="001d5d4c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17c66" officeooo:paragraph-rsid="00217c6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17c66" officeooo:paragraph-rsid="0026cf1f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6cf1f" officeooo:paragraph-rsid="0026cf1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d5d4c" officeooo:paragraph-rsid="001d6a1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d5d4c" officeooo:paragraph-rsid="001de07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d5d4c" officeooo:paragraph-rsid="001d5d4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80513" officeooo:paragraph-rsid="0028051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17c66" officeooo:paragraph-rsid="00217c6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0217c66" officeooo:paragraph-rsid="00217c6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Liberation Serif" fo:font-size="12pt" fo:font-style="normal" fo:font-weight="normal" officeooo:rsid="00217c66" officeooo:paragraph-rsid="00217c6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625c6" officeooo:paragraph-rsid="002625c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17c66" officeooo:paragraph-rsid="00217c6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ourier 10 Pitch" officeooo:rsid="002625c6"/>
    </style:style>
    <style:style style:name="T2" style:family="text">
      <style:text-properties officeooo:rsid="001d6a1a"/>
    </style:style>
    <style:style style:name="T3" style:family="text">
      <style:text-properties officeooo:rsid="0020f02b"/>
    </style:style>
    <style:style style:name="T4" style:family="text">
      <style:text-properties fo:font-size="16pt" officeooo:rsid="002368a1" style:font-size-asian="16pt" style:font-size-complex="16pt"/>
    </style:style>
    <style:style style:name="T5" style:family="text">
      <style:text-properties officeooo:rsid="00251d75"/>
    </style:style>
    <style:style style:name="T6" style:family="text">
      <style:text-properties officeooo:rsid="002625c6"/>
    </style:style>
    <style:style style:name="T7" style:family="text">
      <style:text-properties officeooo:rsid="0026cf1f"/>
    </style:style>
    <style:style style:name="T8" style:family="text">
      <style:text-properties officeooo:rsid="002805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 326 Journal de TME</text:p>
      <text:p text:style-name="P1"/>
      <text:p text:style-name="P11">site du cours : https://www-asim.lip6.fr/trac/sesi-pmci</text:p>
      <text:p text:style-name="P2"/>
      <text:p text:style-name="P2">TME 1 :</text:p>
      <text:p text:style-name="P2"/>
      <text:p text:style-name="P3">Sujet : faire une calulatrice <text:span text:style-name="T5">polonaise inversée </text:span>avec le port série.</text:p>
      <text:p text:style-name="P3">Montage : aucun.</text:p>
      <text:p text:style-name="P3"/>
      <text:p text:style-name="P3">Structure de pile utilisée :</text:p>
      <text:p text:style-name="P5"><text:tab/><text:span text:style-name="T1">#define MAX_PILE 30</text:span></text:p>
      <text:p text:style-name="P22"><text:tab/>int pile[MAX_PILE];</text:p>
      <text:p text:style-name="P10"/>
      <text:p text:style-name="P9">et un pointeur sur la case courante de la pile :</text:p>
      <text:p text:style-name="P14">int top;</text:p>
      <text:p text:style-name="P14"/>
      <text:p text:style-name="P3">setup (<text:span text:style-name="T3">) </text:span>: </text:p>
      <text:p text:style-name="P3">(initialisation du port serie à 9600 baud)</text:p>
      <text:p text:style-name="P3"/>
      <text:p text:style-name="P3">fonctions externe : </text:p>
      <text:p text:style-name="P4">-<text:span text:style-name="T2">&gt; un push</text:span>: </text:p>
      <text:p text:style-name="P15"/>
      <text:p text:style-name="P14">void push (int n) </text:p>
      <text:p text:style-name="P14">{</text:p>
      <text:p text:style-name="P14"><text:s text:c="2"/>if (top == MAX_PILE) {</text:p>
      <text:p text:style-name="P14"><text:s text:c="3"/>Serial.println("ERREUR Pile pleine");</text:p>
      <text:p text:style-name="P14"><text:s text:c="3"/>delay(1000);</text:p>
      <text:p text:style-name="P14"><text:s text:c="3"/>exit(0);</text:p>
      <text:p text:style-name="P14"><text:s text:c="2"/>}</text:p>
      <text:p text:style-name="P14"><text:s text:c="2"/>else {</text:p>
      <text:p text:style-name="P14"><text:s text:c="3"/>pile[top++] = n; </text:p>
      <text:p text:style-name="P14"><text:s text:c="2"/>}</text:p>
      <text:p text:style-name="P14">}</text:p>
      <text:p text:style-name="P4"/>
      <text:p text:style-name="P9">Qui ajoute la valeur n au sommet de la pile</text:p>
      <text:p text:style-name="P3"/>
      <text:p text:style-name="P3">-<text:span text:style-name="T2">&gt; un pop :</text:span></text:p>
      <text:p text:style-name="P16"/>
      <text:p text:style-name="P14">int pop () {</text:p>
      <text:p text:style-name="P14"><text:s/>int ret = 0;</text:p>
      <text:p text:style-name="P14"><text:s text:c="2"/>if (top == 0) {</text:p>
      <text:p text:style-name="P14"><text:s text:c="3"/>Serial.println("ERREUR pile vide");</text:p>
      <text:p text:style-name="P14"><text:s text:c="3"/>delay(1000);</text:p>
      <text:p text:style-name="P14"><text:s text:c="3"/>exit(0);</text:p>
      <text:p text:style-name="P14"><text:s/>}</text:p>
      <text:p text:style-name="P14"><text:s text:c="2"/>else {</text:p>
      <text:p text:style-name="P14"><text:s text:c="4"/>ret = pile[--top];</text:p>
      <text:p text:style-name="P14"><text:s text:c="4"/>return ret;</text:p>
      <text:p text:style-name="P14"><text:s text:c="2"/>}</text:p>
      <text:p text:style-name="P14"><text:soft-page-break/>}</text:p>
      <text:p text:style-name="P9">Qui permet de retourner l'élément en haut de la pile.</text:p>
      <text:p text:style-name="P6"/>
      <text:p text:style-name="P3">-<text:span text:style-name="T6">&gt; un indicateur de pile vide :</text:span></text:p>
      <text:p text:style-name="P17"/>
      <text:p text:style-name="P14">int empty() {</text:p>
      <text:p text:style-name="P14"><text:s/>return (top == 0);</text:p>
      <text:p text:style-name="P14">}</text:p>
      <text:p text:style-name="P3"/>
      <text:p text:style-name="P3">-<text:span text:style-name="T6">&gt; une fonction pour reset la pile :</text:span></text:p>
      <text:p text:style-name="P17"/>
      <text:p text:style-name="P14">void reset_pile() {</text:p>
      <text:p text:style-name="P14"><text:s text:c="2"/>top= 0;</text:p>
      <text:p text:style-name="P14">}</text:p>
      <text:p text:style-name="P3"/>
      <text:p text:style-name="P7">loop() : </text:p>
      <text:p text:style-name="P8">la fonction loop est composée d'un gros switch sur la valeur passée lu dans le port série.</text:p>
      <text:p text:style-name="P8">Et differencie les différents caractères selon leur code ascii.</text:p>
      <text:p text:style-name="P8"/>
      <text:p text:style-name="P8">Pour les chiffres :</text:p>
      <text:p text:style-name="P13"><text:s text:c="2"/><text:tab/><text:span text:style-name="T7">push(c-'0');</text:span></text:p>
      <text:p text:style-name="P14"><text:s text:c="5"/>break;</text:p>
      <text:p text:style-name="P14">c est le caractère lu, que l'on met au sommet de la pile.</text:p>
      <text:p text:style-name="P14"/>
      <text:p text:style-name="P19">pour les opérateurs :</text:p>
      <text:p text:style-name="P13"><text:s/><text:span text:style-name="T7">case 'opé':</text:span></text:p>
      <text:p text:style-name="P14"><text:s text:c="8"/>op2 = pop();</text:p>
      <text:p text:style-name="P14"><text:s text:c="8"/>op1 = pop();</text:p>
      <text:p text:style-name="P14"><text:s text:c="8"/>push(op1'opé'op2);</text:p>
      <text:p text:style-name="P14"><text:s text:c="8"/>break;</text:p>
      <text:p text:style-name="P14"><text:s text:c="6"/></text:p>
      <text:p text:style-name="P19">Pour l'espace ne rien faire, comme pour les autres caractères non reférencés.</text:p>
      <text:p text:style-name="P19"/>
      <text:p text:style-name="P19">Le '=' <text:span text:style-name="T8">affiche le resultat qi l'expression rentrée est correcte sinon une erreur.</text:span> <text:s text:c="3"/></text:p>
      <text:p text:style-name="P12"/>
      <text:p text:style-name="P18">case '=':</text:p>
      <text:p text:style-name="P18"><text:s text:c="8"/>op1 = pop();</text:p>
      <text:p text:style-name="P18"><text:s text:c="8"/>if(empty()) {</text:p>
      <text:p text:style-name="P18"><text:s text:c="10"/>Serial.println(op1);</text:p>
      <text:p text:style-name="P18"><text:s text:c="8"/>}</text:p>
      <text:p text:style-name="P18"><text:s text:c="8"/>else {</text:p>
      <text:p text:style-name="P18"><text:s text:c="10"/>Serial.println("Erreur expression incorrecte.");</text:p>
      <text:p text:style-name="P18"><text:s text:c="10"/>delay(1000);</text:p>
      <text:p text:style-name="P18"><text:s text:c="10"/>reset_pile();</text:p>
      <text:p text:style-name="P18"><text:s text:c="8"/>}</text:p>
      <text:p text:style-name="P18"><text:s text:c="8"/>break;</text:p>
      <text:p text:style-name="P18"><text:s text:c="6"/></text:p>
      <text:p text:style-name="P19"/>
      <text:p text:style-name="P19"/>
      <text:p text:style-name="P19"/>
      <text:p text:style-name="P19"/>
      <text:p text:style-name="P21"><text:span text:style-name="T4">Compilation d'un fichié arduino</text:span> <text:s text:c="3"/></text:p>
      <text:p text:style-name="P20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4:51:15.416879687</meta:creation-date>
    <dc:date>2015-02-06T17:20:20.903697498</dc:date>
    <meta:editing-duration>PT39M19S</meta:editing-duration>
    <meta:editing-cycles>13</meta:editing-cycles>
    <meta:generator>LibreOffice/4.3.5.2.0$Linux_X86_64 LibreOffice_project/430$Build-2</meta:generator>
    <meta:document-statistic meta:table-count="0" meta:image-count="0" meta:object-count="0" meta:page-count="3" meta:paragraph-count="77" meta:word-count="279" meta:character-count="1728" meta:non-whitespace-character-count="1320"/>
  </office:meta>
</office:document-meta>
</file>